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icationPreferenceModelSaver.ApplicationPreferenceModelSaver( final ApplicationPreference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PreferenceModelSaver.loadSettings( LoadSettings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pplicationPreferenceModelSaver.getApplicationPreferenceXMLFile( File settings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PreferenceModelSaver.saveSettings( SaveSettings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